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26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2.02cm" fo:min-width="2.634cm"/>
    </style:style>
    <style:style style:name="gr3" style:family="graphic" style:parent-style-name="standard">
      <style:graphic-properties draw:textarea-horizontal-align="justify" draw:textarea-vertical-align="middle" draw:auto-grow-height="false" fo:min-height="3.03cm" fo:min-width="4.4cm"/>
    </style:style>
    <style:style style:name="gr4" style:family="graphic" style:parent-style-name="standard">
      <style:graphic-properties draw:textarea-vertical-align="middle" draw:auto-grow-height="false" fo:min-height="0.442cm" fo:min-width="6.792cm" fo:wrap-option="wrap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511cm" fo:min-width="0cm"/>
    </style:style>
    <style:style style:name="gr9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Liberation Sans2" fo:font-size="36pt" style:font-name-asian="Liberation Sans2" style:font-size-asian="36pt" style:font-name-complex="Liberation Sans2" style:font-size-complex="36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29cm" svg:height="3.876cm" svg:x="7.533cm" svg:y="1.988cm">
          <text:p/>
          <draw:enhanced-geometry svg:viewBox="0 0 21600 21600" draw:text-areas="0 0 ?f0 21600" draw:type="right-arrow-callout" draw:modifiers="2938.77551020408 5400 17610.0470957614 9325.290904773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4.432cm" svg:height="3.208cm" svg:x="9.61cm" svg:y="3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29cm" svg:height="3.876cm" svg:x="7.534cm" svg:y="1.989cm">
          <text:p/>
          <draw:enhanced-geometry svg:viewBox="0 0 21600 21600" draw:text-areas="0 0 ?f0 21600" draw:type="right-arrow-callout" draw:modifiers="2938.77551020408 5400 17610.0470957614 9325.290904773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4.432cm" svg:height="3.208cm" svg:x="9.611cm" svg:y="3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29cm" svg:height="3.876cm" svg:x="6.959cm" svg:y="2.266cm">
          <text:p/>
          <draw:enhanced-geometry svg:viewBox="0 0 21600 21600" draw:text-areas="0 0 ?f0 21600" draw:type="right-arrow-callout" draw:modifiers="2938.77551020408 5400 17610.0470957614 9325.290904773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4.432cm" svg:height="3.208cm" svg:x="9.036cm" svg:y="3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29cm" svg:height="3.876cm" svg:x="6.96cm" svg:y="2.267cm">
          <text:p/>
          <draw:enhanced-geometry svg:viewBox="0 0 21600 21600" draw:text-areas="0 0 ?f0 21600" draw:type="right-arrow-callout" draw:modifiers="2938.77551020408 5400 17610.0470957614 9325.290904773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4.432cm" svg:height="3.208cm" svg:x="9.037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99cm" svg:height="5.248cm" svg:x="1.042cm" svg:y="1.67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.929cm" svg:height="3.876cm" svg:x="6.402cm" svg:y="2.654cm">
          <text:p/>
          <draw:enhanced-geometry svg:viewBox="0 0 21600 21600" draw:text-areas="0 0 ?f0 21600" draw:type="right-arrow-callout" draw:modifiers="2938.77551020408 5400 17610.0470957614 9325.290904773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4.432cm" svg:height="3.208cm" svg:x="8.479cm" svg:y="3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291cm" svg:height="0.691cm" svg:x="3.829cm" svg:y="6.946cm">
          <text:p/>
          <draw:enhanced-geometry svg:viewBox="0 0 21600 21600" draw:mirror-vertical="true" draw:mirror-horizontal="true" draw:text-areas="0 0 21600 21600" draw:type="circular-arrow" draw:modifiers="180 12.3917350670167 8281.739231441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1.929cm" svg:height="3.876cm" svg:x="6.403cm" svg:y="2.655cm">
          <text:p/>
          <draw:enhanced-geometry svg:viewBox="0 0 21600 21600" draw:text-areas="0 0 ?f0 21600" draw:type="right-arrow-callout" draw:modifiers="2938.77551020408 5400 17610.0470957614 9325.290904773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" draw:text-style-name="P1" draw:layer="layout" svg:width="4.432cm" svg:height="3.208cm" svg:x="8.48cm" svg:y="3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5.407cm" svg:height="0.962cm" svg:x="0.801cm" svg:y="0.7cm">
          <draw:text-box>
            <text:p text:style-name="P1">Relational map</text:p>
          </draw:text-box>
        </draw:frame>
        <draw:frame draw:style-name="gr5" draw:text-style-name="P2" draw:layer="layout" svg:width="3.907cm" svg:height="0.962cm" svg:x="5.815cm" svg:y="1.191cm">
          <draw:text-box>
            <text:p text:style-name="P1">Iterators</text:p>
          </draw:text-box>
        </draw:frame>
        <draw:frame draw:style-name="gr5" draw:text-style-name="P2" draw:layer="layout" svg:width="3.907cm" svg:height="0.962cm" svg:x="5.365cm" svg:y="6.67cm">
          <draw:text-box>
            <text:p text:style-name="P1">Update</text:p>
          </draw:text-box>
        </draw:frame>
        <draw:frame draw:style-name="gr6" draw:text-style-name="P2" draw:layer="layout" svg:width="4.293cm" svg:height="1.673cm" svg:x="8.785cm" svg:y="4.473cm">
          <draw:text-box>
            <text:p text:style-name="P1"><text:span text:style-name="T1">τ</text:span><text:span text:style-name="T2"> c</text:span>alculation </text:p>
          </draw:text-box>
        </draw:frame>
        <draw:path draw:style-name="gr7" draw:text-style-name="P3" draw:layer="layout" svg:width="4.801cm" svg:height="2.433cm" draw:transform="skewX (-0.236841179495631) rotate (-0.538259541315052) translate (1.8001450731133cm 1.96929513268161cm)" svg:viewBox="0 0 4802 2434" svg:d="M0 2434c2572 0 4802-2424 4802-2424l-16-10">
          <text:p/>
        </draw:path>
        <draw:custom-shape draw:style-name="gr8" draw:text-style-name="P1" draw:layer="layout" svg:width="0.915cm" svg:height="0.868cm" svg:x="2.02cm" svg:y="7.0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2.377cm" svg:height="0.962cm" svg:x="0.208cm" svg:y="7.411cm">
          <draw:text-box>
            <text:p text:style-name="P1">Input</text:p>
          </draw:text-box>
        </draw:frame>
        <draw:frame draw:style-name="gr9" draw:text-style-name="P4" draw:layer="layout" svg:width="4.515cm" svg:height="1.505cm" svg:x="1.309cm" svg:y="5.141cm">
          <draw:text-box>
            <text:p text:style-name="P1"><text:span text:style-name="T3">new triples</text:span></text:p>
            <text:p text:style-name="P1"><text:span text:style-name="T3">buffer</text:span></text:p>
          </draw:text-box>
        </draw:frame>
        <draw:frame draw:style-name="gr9" draw:text-style-name="P4" draw:layer="layout" svg:width="4.515cm" svg:height="1.505cm" svg:x="1.274cm" svg:y="3.075cm">
          <draw:text-box>
            <text:p text:style-name="P1"><text:span text:style-name="T3">known triples</text:span></text:p>
            <text:p text:style-name="P1"><text:span text:style-name="T3">map</text:span></text:p>
          </draw:text-box>
        </draw:frame>
        <draw:frame draw:style-name="gr6" draw:text-style-name="P2" draw:layer="layout" svg:width="3.639cm" svg:height="1.673cm" svg:x="10.1cm" svg:y="1.238cm">
          <draw:text-box>
            <text:p text:style-name="P1">Entailment rul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0.6cm" fo:margin-left="0.6cm" fo:margin-right="0.6cm" fo:page-width="15.2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editing-duration>PT24M43S</meta:editing-duration>
    <meta:editing-cycles>7</meta:editing-cycles>
    <dc:title>mydraw</dc:title>
    <meta:creation-date>2022-11-17T16:07:11.000729608</meta:creation-date>
    <meta:initial-creator>Viéville Thierry</meta:initial-creator>
    <dc:date>2022-11-18T15:21:21.972437946</dc:date>
    <dc:creator>Viéville Thierry</dc:creator>
    <meta:document-statistic meta:object-count="24"/>
    <meta:template xlink:type="simple" xlink:actuate="onRequest" xlink:title="mydraw" xlink:href="../../../../user/vthierry/home/bin/templates/draw/mydraw.otg" meta:date="2022-11-17T16:07:10.402291559"/>
  </office:meta>
</office:document-meta>
</file>